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fo:font-style="italic" style:text-underline-style="none" style:font-style-asian="italic" style:font-style-complex="italic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background-color="transparent"/>
    </style:style>
    <style:style style:name="T24" style:family="text">
      <style:text-properties fo:font-size="12pt" fo:language="ru" fo:country="RU" style:font-size-asian="12pt"/>
    </style:style>
    <style:style style:name="T25" style:family="text">
      <style:text-properties fo:font-size="12pt" fo:language="en" fo:country="US" style:font-size-asian="12pt"/>
    </style:style>
    <style:style style:name="T26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fo:color="#323232" style:font-name="Arial" fo:language="en" fo:country="US" style:font-name-asian="Segoe UI" style:font-name-complex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7">ПОВЕРКИ</text:span></text:p>
      <text:h text:style-name="P21" text:outline-level="1"><text:span text:style-name="T24">дозиметра рентгеновского излучения ДКР</text:span><text:span text:style-name="T25">-$type</text:span></text:h>
      <text:p text:style-name="P4"/>
      <text:p text:style-name="P20"><text:span text:style-name="T9">№ </text:span><text:span text:style-name="T11"><text:s/></text:span><text:span text:style-name="T26">$</text:span><text:span text:style-name="T27">allSerial </text:span></text:p>
      <text:p text:style-name="P19"><text:span text:style-name="T20">принадлежащего<text:tab/></text:span><text:span text:style-name="T21"><text:tab/></text:span></text:p>
      <text:p text:style-name="P10"><text:span text:style-name="T15">Поверка проводилась на базе УП «АТОМТЕХ», в нормальных климатических условиях при температуре </text:span><text:span text:style-name="T12">Т</text:span><text:span text:style-name="T15"> = </text:span><text:span text:style-name="T14"><text:s/></text:span><text:span text:style-name="T10">$temp </text:span><text:span text:style-name="T15"><text:s/>°</text:span><text:span text:style-name="T12">С</text:span><text:span text:style-name="T15">, атмосферном давлении </text:span><text:span text:style-name="T12">Р</text:span><text:span text:style-name="T15"> = </text:span><text:span text:style-name="T14"><text:s text:c="5"/></text:span><text:span text:style-name="T15"><text:s/>мм.рт.ст, относительной влажности воздуха </text:span><text:span text:style-name="T12">р</text:span><text:span text:style-name="T15"> = </text:span><text:span text:style-name="T14"><text:s/></text:span><text:span text:style-name="T10">$vlag </text:span><text:span text:style-name="T15"><text:s/>%, внешнем фоне γ-излучения </text:span><text:span text:style-name="T3">H</text:span><text:span text:style-name="T15">*(10) = </text:span><text:span text:style-name="T14"><text:s/></text:span><text:span text:style-name="T10">$bground </text:span><text:span text:style-name="T15"><text:s/>нЗв/ч, <text:s/>согласно методике, изложенной в </text:span><text:span text:style-name="T30">МРБ МП.1446-2005</text:span></text:p>
      <text:p text:style-name="P16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9">- <text:span text:style-name="T1">$facility_110</text:span>;</text:p>
      <text:p text:style-name="P13"/>
      <text:p text:style-name="P17">2. Поверка блоков детектирования</text:p>
      <text:p text:style-name="P14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1">- контроль работоспособности<text:tab/></text:p>
      <text:p text:style-name="P14"><text:span text:style-name="T7">б</text:span>)<text:tab/>Определение допускаемой основной относительной погрешности измерения мощности <text:span text:style-name="T7">дозы</text:span> <text:span text:style-name="T7">дозиметра рентгеновского и гамма-излучения ДКР- </text:span><text:span text:style-name="T1">$type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Р-</text:span><text:span text:style-name="T4">$type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<text:span text:style-name="T7">направлен-ного</text:span> эквивалент<text:span text:style-name="T7">а</text:span> в <text:span text:style-name="T7">контроль-ной</text:span> точке <text:span text:style-name="T19">Ḣ</text:span><text:span text:style-name="T17">oi</text:span><text:span text:style-name="T29">(0.07)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25"><text:span text:style-name="T13">θ</text:span><text:span text:style-name="T18">пр</text:span><text:span text:style-name="T17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6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2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16">ср</text:span><text:span text:style-name="T29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9">H</text:span><text:span text:style-name="T16">1</text:span></text:p>
          </table:table-cell>
          <table:table-cell table:style-name="t1.D3" office:value-type="string">
            <text:p text:style-name="P28"><text:span text:style-name="T2">H</text:span><text:span text:style-name="T16">2</text:span></text:p>
          </table:table-cell>
          <table:table-cell table:style-name="t1.D3" office:value-type="string">
            <text:p text:style-name="P28"><text:span text:style-name="T2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1">0,07</text:span>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4" office:value-type="string">
            <text:p text:style-name="P7">±<text:span text:style-name="T7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70 мк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0:58.50</dc:date>
    <meta:editing-duration>P3DT3H5M1S</meta:editing-duration>
    <meta:editing-cycles>335</meta:editing-cycles>
    <meta:generator>OpenOffice/4.1.6$Win32 OpenOffice.org_project/416m1$Build-9790</meta:generator>
    <meta:document-statistic meta:table-count="2" meta:image-count="0" meta:object-count="0" meta:page-count="1" meta:paragraph-count="81" meta:word-count="221" meta:character-count="1641"/>
  </office:meta>
</office:document-meta>
</file>